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cd2" officeooo:paragraph-rsid="001cbcd2"/>
    </style:style>
    <style:style style:name="P2" style:family="paragraph" style:parent-style-name="Standard">
      <style:text-properties officeooo:rsid="001e9a98" officeooo:paragraph-rsid="001e9a98"/>
    </style:style>
    <style:style style:name="P3" style:family="paragraph" style:parent-style-name="Standard">
      <style:text-properties officeooo:rsid="001e9a98" officeooo:paragraph-rsid="001f4961"/>
    </style:style>
    <style:style style:name="P4" style:family="paragraph" style:parent-style-name="Standard" style:list-style-name="L1"/>
    <style:style style:name="P5" style:family="paragraph">
      <style:paragraph-properties fo:margin-left="0in" fo:margin-right="0in" fo:margin-top="0in" fo:margin-bottom="0in" fo:line-height="100%" fo:text-align="center" fo:text-indent="0in"/>
    </style:style>
    <style:style style:name="P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f8d5"/>
    </style:style>
    <style:style style:name="T2" style:family="text">
      <style:text-properties officeooo:rsid="001f0783"/>
    </style:style>
    <style:style style:name="T3" style:family="text">
      <style:text-properties fo:font-style="italic" officeooo:rsid="001f0783" style:font-style-asian="italic" style:font-style-complex="italic"/>
    </style:style>
    <style:style style:name="T4" style:family="text">
      <style:text-properties fo:font-style="normal" officeooo:rsid="001f0783" style:font-style-asian="normal" style:font-style-complex="normal"/>
    </style:style>
    <style:style style:name="T5" style:family="text">
      <style:text-properties fo:font-style="normal" officeooo:rsid="001f4961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4819in" fo:min-width="0.1417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2in" fo:min-width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2in" fo:min-width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39747000" text:style-name="L1">
        <text:list-item>
          <text:p text:style-name="P4"><draw:frame draw:style-name="fr1" draw:name="Object1" text:anchor-type="as-char" svg:y="-1.0028in" svg:width="3.7591in" svg:height="1.9465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text:s text:c="2"/></text:p>
        </text:list-item>
      </text:list>
      <text:p text:style-name="Standard"><draw:g text:anchor-type="paragraph" draw:z-index="1" draw:name="Shape1" draw:style-name="gr1"><draw:custom-shape draw:style-name="gr2" draw:text-style-name="P6" xml:id="id1" draw:id="id1" svg:width="0.9004in" svg:height="0.9004in" svg:x="1.3626in" svg:y="1.8673in"><text:p text:style-name="P5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xml:id="id2" draw:id="id2" svg:width="0.9004in" svg:height="0.9004in" svg:x="3.0126in" svg:y="1.8673in"><text:p text:style-name="P5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7" svg:x1="0.4622in" svg:y1="2.3169in" svg:x2="1.3622in" svg:y2="2.3169in"><text:p/></draw:line><draw:connector draw:style-name="gr5" draw:text-style-name="P7" draw:type="curve" svg:x1="1.8126in" svg:y1="2.7673in" svg:x2="3.4626in" svg:y2="2.7673in" draw:start-shape="id1" draw:start-glue-point="8" draw:end-shape="id2" draw:end-glue-point="8" svg:d="M4604 7029c0 1016 4191 1016 4191 0" svg:viewBox="0 0 4193 764"><text:p text:style-name="P5"><text:span text:style-name="T6">0, 1</text:span></text:p></draw:connector><draw:custom-shape draw:style-name="gr3" draw:text-style-name="P6" xml:id="id3" draw:id="id3" svg:width="0.9004in" svg:height="0.9004in" svg:x="2.5126in" svg:y="0.0173in"><text:p text:style-name="P5"><text:span text:style-name="T6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7" draw:type="curve" svg:x1="3.9126in" svg:y1="2.3173in" svg:x2="3.4126in" svg:y2="0.4673in" draw:start-shape="id2" draw:start-glue-point="10" draw:end-shape="id3" draw:end-glue-point="10" svg:d="M9938 5886c751 0 1386-4699-1270-4699" svg:viewBox="0 0 1926 4701"><text:p text:style-name="P5"><text:span text:style-name="T6">0, 1</text:span></text:p></draw:connector><draw:connector draw:style-name="gr5" draw:text-style-name="P7" draw:type="curve" svg:x1="2.5126in" svg:y1="0.4673in" svg:x2="1.8126in" svg:y2="1.8673in" draw:start-shape="id3" draw:start-glue-point="6" draw:end-shape="id1" draw:end-glue-point="4" svg:d="M6382 1187c-1186 0-1778 1185-1778 3556" svg:viewBox="0 0 1780 3558"><text:p text:style-name="P5"><text:span text:style-name="T6">0, 1</text:span></text:p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2" draw:name="Shape2" draw:style-name="gr6"><draw:custom-shape draw:style-name="gr7" draw:text-style-name="P6" xml:id="id6" draw:id="id6" svg:width="0.678in" svg:height="1.0185in" svg:x="4.2051in" svg:y="0.35in"><text:p text:style-name="P5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" xml:id="id4" draw:id="id4" svg:width="0.678in" svg:height="1.0185in" svg:x="1.0772in" svg:y="0.35in"><text:p text:style-name="P5"><text:span text:style-name="T6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6" xml:id="id5" draw:id="id5" svg:width="0.678in" svg:height="1.0197in" svg:x="2.3961in" svg:y="0.35in"><text:p text:style-name="P5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0" draw:text-style-name="P7" draw:type="curve" svg:x1="1.7551in" svg:y1="0.8591in" svg:x2="2.3961in" svg:y2="0.8598in" draw:start-shape="id4" draw:start-glue-point="10" draw:end-shape="id5" draw:end-glue-point="6" svg:d="M4458 2182c1223 0 410 2 1628 2" svg:viewBox="0 0 1630 4"><text:p text:style-name="P5"><text:span text:style-name="T6"/></text:p><text:p text:style-name="P5"><text:span text:style-name="T6"/></text:p><text:p text:style-name="P5"><text:span text:style-name="T6">1</text:span></text:p></draw:connector><draw:connector draw:style-name="gr11" draw:text-style-name="P7" draw:type="curve" svg:x1="3.0736in" svg:y1="0.8598in" svg:x2="4.2047in" svg:y2="0.8591in" draw:start-shape="id5" draw:start-glue-point="10" draw:end-shape="id6" draw:end-glue-point="6" svg:d="M7807 2184c2023 0 587-2 2873-2" svg:viewBox="0 0 2875 4"><text:p text:style-name="P5"><text:span text:style-name="T6"/></text:p><text:p text:style-name="P5"><text:span text:style-name="T6"/></text:p><text:p text:style-name="P5"><text:span text:style-name="T6">0</text:span></text:p></draw:connector><draw:connector draw:style-name="gr12" draw:text-style-name="P7" draw:type="curve" svg:x1="4.5437in" svg:y1="1.3681in" svg:x2="1.4161in" svg:y2="1.3681in" draw:start-shape="id6" draw:start-glue-point="8" draw:end-shape="id4" draw:end-glue-point="8" svg:d="M11541 3475c0 1016-7944 1016-7944 0" svg:viewBox="0 0 7946 764"><text:p text:style-name="P5"><text:span text:style-name="T6"/></text:p><text:p text:style-name="P5"><text:span text:style-name="T6"/></text:p><text:p text:style-name="P5"><text:span text:style-name="T6">0</text:span></text:p></draw:connector><draw:connector draw:style-name="gr13" draw:text-style-name="P7" draw:type="curve" svg:x1="4.3047in" svg:y1="1.2193in" svg:x2="2.735in" svg:y2="1.3693in" draw:start-shape="id6" draw:start-glue-point="7" draw:end-shape="id5" draw:end-glue-point="8" svg:d="M10934 3097c-2664 0-2220 442-2551 725s-1436 408-1436-344" svg:viewBox="0 0 3988 947"><text:p text:style-name="P5"><text:span text:style-name="T6"/></text:p><text:p text:style-name="P5"><text:span text:style-name="T6">1</text:span></text:p></draw:connector><draw:connector draw:style-name="gr14" draw:text-style-name="P7" draw:type="curve" svg:x1="2.4953in" svg:y1="0.4992in" svg:x2="2.9744in" svg:y2="0.4992in" draw:start-shape="id5" draw:start-glue-point="5" draw:end-shape="id5" draw:end-glue-point="11" svg:d="M6338 1268c-1129 0-754-880 608-880s1738 880 609 880" svg:viewBox="0 0 2549 882"><text:p text:style-name="P5"><text:span text:style-name="T6">1</text:span></text:p></draw:connector><draw:connector draw:style-name="gr15" draw:text-style-name="P7" draw:type="curve" svg:x1="1.1768in" svg:y1="0.4984in" svg:x2="1.6559in" svg:y2="0.4984in" draw:start-shape="id4" draw:start-glue-point="5" draw:end-shape="id4" draw:end-glue-point="11" svg:d="M2989 1266c-1129 0-753-878 609-878 1361 0 1737 878 608 878" svg:viewBox="0 0 2549 880"><text:p text:style-name="P5"><text:span text:style-name="T6">0</text:span></text:p></draw:connector><draw:line draw:style-name="gr16" draw:text-style-name="P7" svg:x1="0.6248in" svg:y1="0.8594in" svg:x2="1.0768in" svg:y2="0.8594in"><text:p/></draw:line></draw:g><text:soft-page-break/>3.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<text:tab/><text:tab/></text:p>
      <text:p text:style-name="P3"><text:tab/><text:span text:style-name="T2">{</text:span><text:span text:style-name="T3">w :</text:span><text:span text:style-name="T4"> </text:span><text:span text:style-name="T3"><text:s/>w </text:span><text:span text:style-name="T5">starts with sequence 10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22T20:30:09.624338900</dc:date>
    <meta:editing-duration>PT37M11S</meta:editing-duration>
    <meta:editing-cycles>8</meta:editing-cycles>
    <meta:generator>LibreOffice/6.1.4.2$Linux_X86_64 LibreOffice_project/edc26d7faf41e406360d34efe1e39fe03035f7b0</meta:generator>
    <meta:document-statistic meta:table-count="0" meta:image-count="0" meta:object-count="1" meta:page-count="2" meta:paragraph-count="9" meta:word-count="17" meta:character-count="95" meta:non-whitespace-character-count="7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row>
                <mfrac>
                  <mi>c</mi>
                  <mi>d</mi>
                </mfrac>
                <mi mathvariant="italic">for</mi>
                <mrow>
                  <mi>c</mi>
                  <mo stretchy="false">∈</mo>
                  <mrow>
                    <mi mathvariant="normal">ℕ</mi>
                    <mo stretchy="false">∪</mo>
                    <mtext>{0}</mtext>
                  </mrow>
                </mrow>
                <mi>,</mi>
                <mrow>
                  <mi>d</mi>
                  <mo stretchy="false">∈</mo>
                  <mi mathvariant="normal">ℚ</mi>
                </mrow>
                <mi>,</mi>
                <mrow>
                  <mi>d</mi>
                  <mo stretchy="false">≠</mo>
                  <mn>0</mn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s</mi>
            <mo stretchy="false">∈</mo>
            <mi mathvariant="normal">ℚ</mi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{c} over {d} for c in setN union "{0}", d in setQ,
d &lt;&gt; 0 }
newline
newline
newline
newline
s in setQ
newline
"∴" S = setQ</annotation>
  </semantics>
</math>
</file>